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cipes</text:p>
      <text:p text:style-name="Standard">name = models.CharField(max_length=55)</text:p>
      <text:p text:style-name="Standard">ingredients = models.CharField(max_length=255)</text:p>
      <text:p text:style-name="Standard">cooking_time = models.IntegerField()</text:p>
      <text:p text:style-name="Standard">difficulty = models.CharField(max_length=20)</text:p>
      <text:p text:style-name="Standard">instructions = <text:span text:style-name="T1">models.TextField(blank=True)</text:span></text:p>
      <text:p text:style-name="Standard">date_created = models.DateTimeField(auto_now_add=True)</text:p>
      <text:p text:style-name="Standard">image = models.ImageField(<text:span text:style-name="T1">blank=True, null=True</text:span>)</text:p>
      <text:p text:style-name="Standard"/>
      <text:p text:style-name="P1">Profile</text:p>
      <text:p text:style-name="P2">user = models.OneToOneField(User, on_delete=models.CASCADE)</text:p>
      <text:p text:style-name="P2">recipes = models.ManyToManyField('Recipe', blank=True)</text:p>
      <text:p text:style-name="P2">avatar = models.ImageField(upload_to='avatars/', blank=True, null=True)</text:p>
      <text:p text:style-name="P2">about_me = models.TextField(blank=True)</text:p>
      <text:p text:style-name="P2"/>
      <text:p text:style-name="P1">User<text:span text:style-name="T1"> (default)</text:span></text:p>
      <text:p text:style-name="P2">username</text:p>
      <text:p text:style-name="P2">password </text:p>
      <text:p text:style-name="P2">ema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7-24T18:44:23.98</meta:creation-date>
    <meta:document-statistic meta:table-count="0" meta:image-count="0" meta:object-count="0" meta:page-count="1" meta:paragraph-count="17" meta:word-count="45" meta:character-count="582"/>
    <dc:date>2025-07-24T21:14:57.73</dc:date>
    <meta:editing-duration>PT29M35S</meta:editing-duration>
    <meta:editing-cycles>1</meta:editing-cycles>
    <meta:generator>OpenOffice/4.1.7$Win32 OpenOffice.org_project/417m1$Build-9800</meta:generator>
  </office:meta>
</office:document-meta>
</file>